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8"/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8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.689cm" svg:height="11.767cm" svg:x="8.18cm" svg:y="1.725cm">
            <draw:object draw:notify-on-update-of-ranges="Sheet1.A2:Sheet1.A26 Sheet1.B1:Sheet1.B1 Sheet1.B2:Sheet1.B26 Sheet1.C1:Sheet1.C1 Sheet1.C2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Actual</text:p>
          </table:table-cell>
          <table:table-cell table:style-name="ce4" office:value-type="string" calcext:value-type="string">
            <text:p>Desired</text:p>
          </table:table-cell>
          <table:table-cell table:style-name="ce1"/>
          <table:table-cell table:number-columns-repeated="2"/>
          <table:table-cell office:value-type="string" calcext:value-type="string">
            <text:p>Continguency</text:p>
          </table:table-cell>
          <table:table-cell table:style-name="ce1" office:value-type="string" calcext:value-type="string">
            <text:p>Est Size</text:p>
          </table:table-cell>
        </table:table-row>
        <table:table-row table:style-name="ro1">
          <table:table-cell table:style-name="ce2" office:value-type="date" office:date-value="2024-11-04" calcext:value-type="date">
            <text:p>04Nov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Size</text:p>
          </table:table-cell>
          <table:table-cell table:formula="of:=(1+[.G2])*[.H2]" office:value-type="float" office:value="133.9" calcext:value-type="float">
            <text:p>133.9</text:p>
          </table:table-cell>
          <table:table-cell table:style-name="ce8" office:value-type="percentage" office:value="0.3" calcext:value-type="percentage">
            <text:p>30.00%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table:formula="of:=[.A2]+7" office:value-type="date" office:date-value="2024-11-11" calcext:value-type="date">
            <text:p>11Nov</text:p>
          </table:table-cell>
          <table:table-cell office:value-type="float" office:value="9.3" calcext:value-type="float">
            <text:p>9.3</text:p>
          </table:table-cell>
          <table:table-cell table:formula="of:=[.C2]+OrigSize/Weeks" office:value-type="float" office:value="6.37619047619048" calcext:value-type="float">
            <text:p>6</text:p>
          </table:table-cell>
          <table:table-cell/>
          <table:table-cell office:value-type="string" calcext:value-type="string">
            <text:p>Week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2" table:formula="of:=[.A3]+7" office:value-type="date" office:date-value="2024-11-18" calcext:value-type="date">
            <text:p>18Nov</text:p>
          </table:table-cell>
          <table:table-cell table:formula="of:=[.B3]" office:value-type="float" office:value="9.3" calcext:value-type="float">
            <text:p>9.3</text:p>
          </table:table-cell>
          <table:table-cell table:formula="of:=[.C3]+OrigSize/Weeks" office:value-type="float" office:value="12.752380952381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2" table:formula="of:=[.A4]+7" office:value-type="date" office:date-value="2024-11-25" calcext:value-type="date">
            <text:p>25Nov</text:p>
          </table:table-cell>
          <table:table-cell office:value-type="float" office:value="10.8" calcext:value-type="float">
            <text:p>10.8</text:p>
          </table:table-cell>
          <table:table-cell table:formula="of:=[.C4]+OrigSize/Weeks" office:value-type="float" office:value="19.1285714285714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2" table:formula="of:=[.A5]+7" office:value-type="date" office:date-value="2024-12-02" calcext:value-type="date">
            <text:p>02Dec</text:p>
          </table:table-cell>
          <table:table-cell office:value-type="float" office:value="14.9" calcext:value-type="float">
            <text:p>14.9</text:p>
          </table:table-cell>
          <table:table-cell table:formula="of:=[.C5]+OrigSize/Weeks" office:value-type="float" office:value="25.5047619047619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2" table:formula="of:=[.A6]+7" office:value-type="date" office:date-value="2024-12-09" calcext:value-type="date">
            <text:p>09Dec</text:p>
          </table:table-cell>
          <table:table-cell office:value-type="float" office:value="14.9" calcext:value-type="float">
            <text:p>14.9</text:p>
          </table:table-cell>
          <table:table-cell table:formula="of:=[.C6]+OrigSize/Weeks" office:value-type="float" office:value="31.8809523809524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2" table:formula="of:=[.A7]+7" office:value-type="date" office:date-value="2024-12-16" calcext:value-type="date">
            <text:p>16Dec</text:p>
          </table:table-cell>
          <table:table-cell office:value-type="float" office:value="14.9" calcext:value-type="float">
            <text:p>14.9</text:p>
          </table:table-cell>
          <table:table-cell table:formula="of:=[.C7]+OrigSize/Weeks" office:value-type="float" office:value="38.2571428571429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2" table:formula="of:=[.A8]+7" office:value-type="date" office:date-value="2024-12-23" calcext:value-type="date">
            <text:p>23Dec</text:p>
          </table:table-cell>
          <table:table-cell office:value-type="float" office:value="17.3" calcext:value-type="float">
            <text:p>17.3</text:p>
          </table:table-cell>
          <table:table-cell table:formula="of:=[.C8]+OrigSize/Weeks" office:value-type="float" office:value="44.6333333333333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2" table:formula="of:=[.A9]+7" office:value-type="date" office:date-value="2024-12-30" calcext:value-type="date">
            <text:p>30Dec</text:p>
          </table:table-cell>
          <table:table-cell table:formula="of:=[.B9]" office:value-type="float" office:value="17.3" calcext:value-type="float">
            <text:p>17.3</text:p>
          </table:table-cell>
          <table:table-cell table:formula="of:=[.C9]+OrigSize/Weeks" office:value-type="float" office:value="51.0095238095238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2" table:formula="of:=[.A10]+7" office:value-type="date" office:date-value="2025-01-06" calcext:value-type="date">
            <text:p>06Jan</text:p>
          </table:table-cell>
          <table:table-cell office:value-type="float" office:value="18" calcext:value-type="float">
            <text:p>18</text:p>
          </table:table-cell>
          <table:table-cell table:formula="of:=[.C10]+OrigSize/Weeks" office:value-type="float" office:value="57.3857142857143" calcext:value-type="float">
            <text:p>57</text:p>
          </table:table-cell>
          <table:table-cell table:number-columns-repeated="5"/>
        </table:table-row>
        <table:table-row table:style-name="ro1">
          <table:table-cell table:style-name="ce2" table:formula="of:=[.A11]+7" office:value-type="date" office:date-value="2025-01-13" calcext:value-type="date">
            <text:p>13Jan</text:p>
          </table:table-cell>
          <table:table-cell office:value-type="float" office:value="18" calcext:value-type="float">
            <text:p>18</text:p>
          </table:table-cell>
          <table:table-cell table:formula="of:=[.C11]+OrigSize/Weeks" office:value-type="float" office:value="63.7619047619048" calcext:value-type="float">
            <text:p>64</text:p>
          </table:table-cell>
          <table:table-cell table:number-columns-repeated="5"/>
        </table:table-row>
        <table:table-row table:style-name="ro1">
          <table:table-cell table:style-name="ce2" table:formula="of:=[.A12]+7" office:value-type="date" office:date-value="2025-01-20" calcext:value-type="date">
            <text:p>20Jan</text:p>
          </table:table-cell>
          <table:table-cell office:value-type="float" office:value="18" calcext:value-type="float">
            <text:p>18</text:p>
          </table:table-cell>
          <table:table-cell table:formula="of:=[.C12]+OrigSize/Weeks" office:value-type="float" office:value="70.1380952380952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2" table:formula="of:=[.A13]+7" office:value-type="date" office:date-value="2025-01-27" calcext:value-type="date">
            <text:p>27Jan</text:p>
          </table:table-cell>
          <table:table-cell office:value-type="float" office:value="18" calcext:value-type="float">
            <text:p>18</text:p>
          </table:table-cell>
          <table:table-cell table:formula="of:=[.C13]+OrigSize/Weeks" office:value-type="float" office:value="76.5142857142857" calcext:value-type="float">
            <text:p>77</text:p>
          </table:table-cell>
          <table:table-cell table:number-columns-repeated="5"/>
        </table:table-row>
        <table:table-row table:style-name="ro1">
          <table:table-cell table:style-name="ce2" table:formula="of:=[.A14]+7" office:value-type="date" office:date-value="2025-02-03" calcext:value-type="date">
            <text:p>03Feb</text:p>
          </table:table-cell>
          <table:table-cell office:value-type="float" office:value="18" calcext:value-type="float">
            <text:p>18</text:p>
          </table:table-cell>
          <table:table-cell table:formula="of:=[.C14]+OrigSize/Weeks" office:value-type="float" office:value="82.8904761904762" calcext:value-type="float">
            <text:p>83</text:p>
          </table:table-cell>
          <table:table-cell table:number-columns-repeated="5"/>
        </table:table-row>
        <table:table-row table:style-name="ro1">
          <table:table-cell table:style-name="ce2" table:formula="of:=[.A15]+7" office:value-type="date" office:date-value="2025-02-10" calcext:value-type="date">
            <text:p>10Feb</text:p>
          </table:table-cell>
          <table:table-cell office:value-type="float" office:value="18" calcext:value-type="float">
            <text:p>18</text:p>
          </table:table-cell>
          <table:table-cell table:formula="of:=[.C15]+OrigSize/Weeks" office:value-type="float" office:value="89.2666666666667" calcext:value-type="float">
            <text:p>89</text:p>
          </table:table-cell>
          <table:table-cell table:number-columns-repeated="5"/>
        </table:table-row>
        <table:table-row table:style-name="ro1">
          <table:table-cell table:style-name="ce2" table:formula="of:=[.A16]+7" office:value-type="date" office:date-value="2025-02-17" calcext:value-type="date">
            <text:p>17Feb</text:p>
          </table:table-cell>
          <table:table-cell office:value-type="float" office:value="18" calcext:value-type="float">
            <text:p>18</text:p>
          </table:table-cell>
          <table:table-cell table:formula="of:=[.C16]+OrigSize/Weeks" office:value-type="float" office:value="95.6428571428571" calcext:value-type="float">
            <text:p>96</text:p>
          </table:table-cell>
          <table:table-cell table:number-columns-repeated="5"/>
        </table:table-row>
        <table:table-row table:style-name="ro1">
          <table:table-cell table:style-name="ce2" table:formula="of:=[.A17]+7" office:value-type="date" office:date-value="2025-02-24" calcext:value-type="date">
            <text:p>24Feb</text:p>
          </table:table-cell>
          <table:table-cell office:value-type="float" office:value="18" calcext:value-type="float">
            <text:p>18</text:p>
          </table:table-cell>
          <table:table-cell table:formula="of:=[.C17]+OrigSize/Weeks" office:value-type="float" office:value="102.019047619048" calcext:value-type="float">
            <text:p>102</text:p>
          </table:table-cell>
          <table:table-cell table:number-columns-repeated="5"/>
        </table:table-row>
        <table:table-row table:style-name="ro1">
          <table:table-cell table:style-name="ce2" table:formula="of:=[.A18]+7" office:value-type="date" office:date-value="2025-03-03" calcext:value-type="date">
            <text:p>03Mar</text:p>
          </table:table-cell>
          <table:table-cell office:value-type="float" office:value="27" calcext:value-type="float">
            <text:p>27</text:p>
          </table:table-cell>
          <table:table-cell table:formula="of:=[.C18]+OrigSize/Weeks" office:value-type="float" office:value="108.395238095238" calcext:value-type="float">
            <text:p>108</text:p>
          </table:table-cell>
          <table:table-cell table:number-columns-repeated="5"/>
        </table:table-row>
        <table:table-row table:style-name="ro1">
          <table:table-cell table:style-name="ce2" table:formula="of:=[.A19]+7" office:value-type="date" office:date-value="2025-03-10" calcext:value-type="date">
            <text:p>10Mar</text:p>
          </table:table-cell>
          <table:table-cell office:value-type="float" office:value="28" calcext:value-type="float">
            <text:p>28</text:p>
          </table:table-cell>
          <table:table-cell table:formula="of:=[.C19]+OrigSize/Weeks" office:value-type="float" office:value="114.771428571429" calcext:value-type="float">
            <text:p>115</text:p>
          </table:table-cell>
          <table:table-cell table:number-columns-repeated="5"/>
        </table:table-row>
        <table:table-row table:style-name="ro1">
          <table:table-cell table:style-name="ce2" table:formula="of:=[.A20]+7" office:value-type="date" office:date-value="2025-03-17" calcext:value-type="date">
            <text:p>17Mar</text:p>
          </table:table-cell>
          <table:table-cell office:value-type="float" office:value="28" calcext:value-type="float">
            <text:p>28</text:p>
          </table:table-cell>
          <table:table-cell table:formula="of:=[.C20]+OrigSize/Weeks" office:value-type="float" office:value="121.147619047619" calcext:value-type="float">
            <text:p>121</text:p>
          </table:table-cell>
          <table:table-cell table:number-columns-repeated="5"/>
        </table:table-row>
        <table:table-row table:style-name="ro1">
          <table:table-cell table:style-name="ce2" table:formula="of:=[.A21]+7" office:value-type="date" office:date-value="2025-03-24" calcext:value-type="date">
            <text:p>24Mar</text:p>
          </table:table-cell>
          <table:table-cell table:formula="of:=[.B21]" office:value-type="float" office:value="28" calcext:value-type="float">
            <text:p>28</text:p>
          </table:table-cell>
          <table:table-cell table:formula="of:=[.C21]+OrigSize/Weeks" office:value-type="float" office:value="127.523809523809" calcext:value-type="float">
            <text:p>128</text:p>
          </table:table-cell>
          <table:table-cell table:number-columns-repeated="5"/>
        </table:table-row>
        <table:table-row table:style-name="ro1">
          <table:table-cell table:style-name="ce2" table:formula="of:=[.A22]+7" office:value-type="date" office:date-value="2025-03-31" calcext:value-type="date">
            <text:p>31Mar</text:p>
          </table:table-cell>
          <table:table-cell table:formula="of:=[.B22]" office:value-type="float" office:value="28" calcext:value-type="float">
            <text:p>28</text:p>
          </table:table-cell>
          <table:table-cell table:formula="of:=[.C22]+OrigSize/Weeks" office:value-type="float" office:value="133.9" calcext:value-type="float">
            <text:p>134</text:p>
          </table:table-cell>
          <table:table-cell table:number-columns-repeated="5"/>
        </table:table-row>
        <table:table-row table:style-name="ro1">
          <table:table-cell table:style-name="ce2" table:formula="of:=[.A23]+7" office:value-type="date" office:date-value="2025-04-07" calcext:value-type="date">
            <text:p>07Apr</text:p>
          </table:table-cell>
          <table:table-cell table:formula="of:=[.B23]" office:value-type="float" office:value="28" calcext:value-type="float">
            <text:p>28</text:p>
          </table:table-cell>
          <table:table-cell table:formula="of:=[.C23]+OrigSize/Weeks" office:value-type="float" office:value="140.27619047619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2" table:formula="of:=[.A24]+7" office:value-type="date" office:date-value="2025-04-14" calcext:value-type="date">
            <text:p>14Apr</text:p>
          </table:table-cell>
          <table:table-cell table:formula="of:=[.B24]" office:value-type="float" office:value="28" calcext:value-type="float">
            <text:p>28</text:p>
          </table:table-cell>
          <table:table-cell table:formula="of:=[.C24]+OrigSize/Weeks" office:value-type="float" office:value="146.652380952381" calcext:value-type="float">
            <text:p>147</text:p>
          </table:table-cell>
          <table:table-cell table:number-columns-repeated="5"/>
        </table:table-row>
        <table:table-row table:style-name="ro1">
          <table:table-cell table:style-name="ce2" table:formula="of:=[.A25]+7" office:value-type="date" office:date-value="2025-04-21" calcext:value-type="date">
            <text:p>21Apr</text:p>
          </table:table-cell>
          <table:table-cell table:formula="of:=[.B25]" office:value-type="float" office:value="28" calcext:value-type="float">
            <text:p>28</text:p>
          </table:table-cell>
          <table:table-cell table:formula="of:=[.C25]+OrigSize/Weeks" office:value-type="float" office:value="153.028571428571" calcext:value-type="float">
            <text:p>153</text:p>
          </table:table-cell>
          <table:table-cell table:number-columns-repeated="5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>
        <table:named-range table:name="OrigSize" table:base-cell-address="$Sheet1.$E$2" table:cell-range-address="$Sheet1.$F$2:.$F$2"/>
        <table:named-range table:name="Weeks" table:base-cell-address="$Sheet1.$F$3" table:cell-range-address="$Sheet1.$F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18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9:45:03.0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0T11:01:07.250121895</meta:creation-date>
    <dc:date>2025-03-17T19:45:31.324000000</dc:date>
    <meta:editing-duration>PT46M18S</meta:editing-duration>
    <meta:editing-cycles>32</meta:editing-cycles>
    <meta:generator>LibreOffice/24.8.5.2$Windows_X86_64 LibreOffice_project/fddf2685c70b461e7832239a0162a77216259f22</meta:generator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18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1.768cm" xlink:href=".." xlink:type="simple" chart:class="chart:line" chart:style-name="ch1">
        <chart:legend chart:legend-position="end" svg:x="21.115cm" svg:y="5.336cm" style:legend-expansion="high" chart:style-name="ch2"/>
        <chart:plot-area chart:style-name="ch3" table:cell-range-address="Sheet1.A2:Sheet1.C26 Sheet1.B1:Sheet1.C1" chart:data-source-has-labels="both" svg:x="0.473cm" svg:y="0.235cm" svg:width="20.169cm" svg:height="11.298cm">
          <chart:coordinate-region svg:x="1.346cm" svg:y="0.434cm" svg:width="19.296cm" svg:height="9.839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6" chart:label-cell-address="Sheet1.B1:Sheet1.B1" chart:class="chart:line">
            <chart:data-point chart:repeated="25"/>
          </chart:series>
          <chart:series chart:style-name="ch8" chart:values-cell-range-address="Sheet1.C2:Sheet1.C26" chart:label-cell-address="Sheet1.C1:Sheet1.C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Desir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5600">
                <text:p>45600</text:p>
                <draw:g>
                  <svg:desc>Sheet1.A2:Sheet1.A26</svg:desc>
                </draw:g>
              </table:table-cell>
              <table:table-cell office:value-type="float" office:value="0">
                <text:p>0</text:p>
                <draw:g>
                  <svg:desc>Sheet1.B2:Sheet1.B26</svg:desc>
                </draw:g>
              </table:table-cell>
              <table:table-cell office:value-type="float" office:value="0">
                <text:p>0</text:p>
                <draw:g>
                  <svg:desc>Sheet1.C2:Sheet1.C26</svg:desc>
                </draw:g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9.3">
                <text:p>9.3</text:p>
              </table:table-cell>
              <table:table-cell office:value-type="float" office:value="6.37619047619048">
                <text:p>6.37619047619048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9.3">
                <text:p>9.3</text:p>
              </table:table-cell>
              <table:table-cell office:value-type="float" office:value="12.752380952381">
                <text:p>12.752380952381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0.8">
                <text:p>10.8</text:p>
              </table:table-cell>
              <table:table-cell office:value-type="float" office:value="19.1285714285714">
                <text:p>19.1285714285714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4.9">
                <text:p>14.9</text:p>
              </table:table-cell>
              <table:table-cell office:value-type="float" office:value="25.5047619047619">
                <text:p>25.5047619047619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4.9">
                <text:p>14.9</text:p>
              </table:table-cell>
              <table:table-cell office:value-type="float" office:value="31.8809523809524">
                <text:p>31.8809523809524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4.9">
                <text:p>14.9</text:p>
              </table:table-cell>
              <table:table-cell office:value-type="float" office:value="38.2571428571429">
                <text:p>38.2571428571429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7.3">
                <text:p>17.3</text:p>
              </table:table-cell>
              <table:table-cell office:value-type="float" office:value="44.6333333333333">
                <text:p>44.6333333333333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7.3">
                <text:p>17.3</text:p>
              </table:table-cell>
              <table:table-cell office:value-type="float" office:value="51.0095238095238">
                <text:p>51.0095238095238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8">
                <text:p>18</text:p>
              </table:table-cell>
              <table:table-cell office:value-type="float" office:value="57.3857142857143">
                <text:p>57.3857142857143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8">
                <text:p>18</text:p>
              </table:table-cell>
              <table:table-cell office:value-type="float" office:value="63.7619047619048">
                <text:p>63.7619047619048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8">
                <text:p>18</text:p>
              </table:table-cell>
              <table:table-cell office:value-type="float" office:value="70.1380952380952">
                <text:p>70.1380952380952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8">
                <text:p>18</text:p>
              </table:table-cell>
              <table:table-cell office:value-type="float" office:value="76.5142857142857">
                <text:p>76.5142857142857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8">
                <text:p>18</text:p>
              </table:table-cell>
              <table:table-cell office:value-type="float" office:value="82.8904761904762">
                <text:p>82.8904761904762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8">
                <text:p>18</text:p>
              </table:table-cell>
              <table:table-cell office:value-type="float" office:value="89.2666666666667">
                <text:p>89.2666666666667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8">
                <text:p>18</text:p>
              </table:table-cell>
              <table:table-cell office:value-type="float" office:value="95.6428571428571">
                <text:p>95.6428571428571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8">
                <text:p>18</text:p>
              </table:table-cell>
              <table:table-cell office:value-type="float" office:value="102.019047619048">
                <text:p>102.019047619048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27">
                <text:p>27</text:p>
              </table:table-cell>
              <table:table-cell office:value-type="float" office:value="108.395238095238">
                <text:p>108.395238095238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28">
                <text:p>28</text:p>
              </table:table-cell>
              <table:table-cell office:value-type="float" office:value="114.771428571429">
                <text:p>114.771428571429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28">
                <text:p>28</text:p>
              </table:table-cell>
              <table:table-cell office:value-type="float" office:value="121.147619047619">
                <text:p>121.147619047619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28">
                <text:p>28</text:p>
              </table:table-cell>
              <table:table-cell office:value-type="float" office:value="127.523809523809">
                <text:p>127.523809523809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28">
                <text:p>28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28">
                <text:p>28</text:p>
              </table:table-cell>
              <table:table-cell office:value-type="float" office:value="140.27619047619">
                <text:p>140.27619047619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28">
                <text:p>28</text:p>
              </table:table-cell>
              <table:table-cell office:value-type="float" office:value="146.652380952381">
                <text:p>146.652380952381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28">
                <text:p>28</text:p>
              </table:table-cell>
              <table:table-cell office:value-type="float" office:value="153.028571428571">
                <text:p>153.0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